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Symbol" svg:font-family="Symbo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1.765cm"/>
      <style:text-properties style:font-name="Symbol" style:font-name-asian="Symbol" style:font-name-complex="Symbol" style:font-family-generic="roman" style:font-charset="x-symbol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2.14437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4">
            <text:p>In-cell lis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We provide support for the following products:&lt;&lt;foreach [in products]&gt;&gt;</text:p>
            <text:p>·         &lt;&lt;[ProductName]&gt;&gt;&lt;&lt;/foreach&gt;&gt;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5">
            <text:p>Multiple-cell list</text:p>
          </table:table-cell>
          <table:table-cell table:number-columns-repeated="16383" table:style-name="ce1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office:value-type="string" table:style-name="ce1">
            <text:p>We provide support for the following products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&lt;&lt;foreach [in products]&gt;&gt;·         &lt;&lt;[ProductName]&gt;&gt;</text:p>
          </table:table-cell>
          <table:table-cell office:value-type="string" table:style-name="ce1">
            <text:p>&lt;&lt;/foreach&gt;&gt;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Symbol" svg:font-family="Symbo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Иван</meta:initial-creator>
    <dc:creator>USMAN</dc:creator>
    <meta:creation-date>2015-10-25T21:36:50Z</meta:creation-date>
    <dc:date>2015-12-14T06:46:34Z</dc:date>
  </office:meta>
</office:document-meta>
</file>